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Roboto" fo:font-size="10.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las siguientes vistas tomando como referencia las imagenes adjuntas al enunciado y contemplando las animaciones revisadas en clase:</text:p>
      <text:list xml:id="list7482597472977076492" text:style-name="L1">
        <text:list-item>
          <text:p text:style-name="P3">La entrega debe ser conformada por archivos estaticos .html y .css almacenados en carpetas de manera tal que quede todo lo mas organizado posible.</text:p>
        </text:list-item>
        <text:list-item>
          <text:p text:style-name="P3">Se debe utilizar el framework Bootstrap, es decir, aprovechar al maximo las propiedades del framework (evitar usar posicionamiento de no ser necesario)</text:p>
        </text:list-item>
        <text:list-item>
          <text:p text:style-name="P3">La data de cada una de las frases y su autor fueron suministradas en el reto revisado en clase.</text:p>
        </text:list-item>
      </text:list>
      <text:p text:style-name="P2"><draw:frame draw:style-name="fr1" draw:name="Imagen1" text:anchor-type="as-char" svg:width="10.583cm" svg:height="6.249cm" draw:z-index="0"><draw:image xlink:href="https://goo.gl/TXNoOh" xlink:type="simple" xlink:show="embed" xlink:actuate="onLoad"/></draw:frame> <draw:frame draw:style-name="fr1" draw:name="Imagen2" text:anchor-type="as-char" svg:width="10.583cm" svg:height="6.249cm" draw:z-index="1"><draw:image xlink:href="https://goo.gl/H695J8" xlink:type="simple" xlink:show="embed" xlink:actuate="onLoad"/></draw:frame> <text:soft-page-break/><draw:frame draw:style-name="fr1" draw:name="Imagen3" text:anchor-type="as-char" svg:width="10.583cm" svg:height="6.249cm" draw:z-index="2"><draw:image xlink:href="https://goo.gl/4OTGFU" xlink:type="simple" xlink:show="embed" xlink:actuate="onLoad"/></draw:frame> <draw:frame draw:style-name="fr1" draw:name="Imagen4" text:anchor-type="as-char" svg:width="10.583cm" svg:height="6.249cm" draw:z-index="3"><draw:image xlink:href="https://goo.gl/AKHYT4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1:12:47.563395841</meta:creation-date>
    <dc:date>2016-10-28T11:14:46.106864187</dc:date>
    <meta:editing-duration>PT2M1S</meta:editing-duration>
    <meta:editing-cycles>1</meta:editing-cycles>
    <meta:document-statistic meta:table-count="0" meta:image-count="4" meta:object-count="0" meta:page-count="2" meta:paragraph-count="5" meta:word-count="87" meta:character-count="535" meta:non-whitespace-character-count="452"/>
    <meta:generator>LibreOffice/5.1.4.2$Linux_X86_64 LibreOffice_project/10m0$Build-2</meta:generator>
  </office:meta>
</office:document-meta>
</file>